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1ED0000043D0000043D88CB1741934ED1DD.svg" manifest:media-type="image/svg+xml"/>
  <manifest:file-entry manifest:full-path="Pictures/100002010000002900000029D5B390340EE8B8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shadow="hidden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shadow-offset-x="0.035cm" draw:shadow-offset-y="0.035cm" draw:shadow-color="#999999" draw:shadow-opacity="49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6cm" fo:min-width="0cm" draw:shadow="visible" draw:shadow-offset-x="0.141cm" draw:shadow-offset-y="0.141cm" draw:shadow-color="#b2b2b2" draw:shadow-opacity="44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12.804cm" draw:shadow="visible" draw:shadow-offset-x="0.071cm" draw:shadow-offset-y="0.071cm" draw:shadow-color="#808080" draw:shadow-opacity="43%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808080" style:font-name="Arial Rounded MT Bold" fo:font-size="65pt" fo:font-weight="normal"/>
    </style:style>
    <style:style style:name="P4" style:family="paragraph">
      <loext:graphic-properties draw:fill="none" draw:fill-color="#ffffff"/>
      <style:text-properties fo:color="#1c1c1c" style:font-name="Source Sans Pro Light" fo:font-size="32pt" fo:font-weight="bold" style:font-weight-asian="bold" style:font-weight-complex="bold"/>
    </style:style>
    <style:style style:name="T1" style:family="text">
      <style:text-properties fo:color="#808080" style:font-name="Arial Rounded MT Bold" fo:font-size="65pt" fo:font-weight="normal"/>
    </style:style>
    <style:style style:name="T2" style:family="text">
      <style:text-properties fo:color="#1c1c1c" style:font-name="Source Sans Pro Light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21.001cm" svg:height="29.704cm" svg:x="0cm" svg:y="0cm" svg:viewBox="0 0 21002 29705" draw:points="0,0 0,29705 21002,29705 21002,0">
          <text:p/>
        </draw:polygon>
        <draw:polygon draw:style-name="gr1" draw:text-style-name="P1" draw:layer="layout" svg:width="20.098cm" svg:height="27.544cm" svg:x="0.451cm" svg:y="1.079cm" svg:viewBox="0 0 20099 27545" draw:points="0,0 0,27545 20099,27545 20099,0">
          <text:p/>
        </draw:polygon>
        <draw:line draw:style-name="gr2" draw:text-style-name="P2" draw:layer="layout" svg:x1="15.4cm" svg:y1="24.3cm" svg:x2="10.612cm" svg:y2="24.299cm">
          <text:p/>
        </draw:line>
        <draw:frame draw:style-name="gr3" draw:text-style-name="P2" draw:layer="layout" svg:width="5.2cm" svg:height="4.971cm" svg:x="3.4cm" svg:y="7cm">
          <draw:image xlink:href="Pictures/100011ED0000043D0000043D88CB1741934ED1DD.svg" xlink:type="simple" xlink:show="embed" xlink:actuate="onLoad">
            <text:p/>
          </draw:image>
          <draw:image xlink:href="Pictures/100002010000002900000029D5B390340EE8B8A7.png" xlink:type="simple" xlink:show="embed" xlink:actuate="onLoad"/>
        </draw:frame>
        <draw:frame draw:style-name="gr4" draw:text-style-name="P3" draw:layer="layout" svg:width="10.5cm" svg:height="2.906cm" svg:x="7.4cm" svg:y="8cm">
          <draw:text-box>
            <text:p><text:span text:style-name="T1"><text:s/></text:span><text:span text:style-name="T1">Modeler </text:span></text:p>
          </draw:text-box>
        </draw:frame>
        <draw:frame draw:style-name="gr5" draw:text-style-name="P4" draw:layer="layout" svg:width="15cm" svg:height="1.7cm" svg:x="3.4cm" svg:y="12.1cm">
          <draw:text-box>
            <text:p><text:span text:style-name="T2">wires the technologies togeth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1T15:23:07.979000000</dc:date>
    <meta:editing-duration>PT45M54S</meta:editing-duration>
    <meta:editing-cycles>16</meta:editing-cycles>
    <meta:generator>LibreOffice/5.2.0.4$Windows_X86_64 LibreOffice_project/066b007f5ebcc236395c7d282ba488bca6720265</meta:generator>
    <meta:document-statistic meta:object-count="6"/>
  </office:meta>
</office:document-meta>
</file>